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FTPPacket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Packet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Packet.newTFTPPacket( DatagramPacket datagra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FTPPacket.TFTPPacket( int type , InetAddress address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FTPPacke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Packet.setAddress( InetAddress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FTPPacket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